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Heading_20_2" style:list-style-name="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officeooo:rsid="0020a56e" officeooo:paragraph-rsid="0020a56e"/>
    </style:style>
    <style:style style:name="P3" style:family="paragraph" style:parent-style-name="Standard">
      <style:paragraph-properties fo:line-height="150%"/>
      <style:text-properties style:font-name="Ubuntu" officeooo:rsid="0018648a" officeooo:paragraph-rsid="0018648a"/>
    </style:style>
    <style:style style:name="P4" style:family="paragraph" style:parent-style-name="Standard">
      <style:paragraph-properties fo:line-height="150%"/>
      <style:text-properties style:font-name="Ubuntu" fo:font-weight="bold" officeooo:rsid="0020a56e" officeooo:paragraph-rsid="0020a56e" style:font-weight-asian="bold" style:font-weight-complex="bold"/>
    </style:style>
    <style:style style:name="P5" style:family="paragraph" style:parent-style-name="Standard">
      <style:paragraph-properties fo:line-height="150%"/>
      <style:text-properties style:font-name="Ubuntu" officeooo:rsid="0020a56e" officeooo:paragraph-rsid="0020a56e" fo:background-color="#eeeeee"/>
    </style:style>
    <style:style style:name="P6" style:family="paragraph" style:parent-style-name="Standard">
      <style:paragraph-properties fo:line-height="150%"/>
      <style:text-properties style:font-name="Ubuntu" officeooo:rsid="0018648a" officeooo:paragraph-rsid="0020a56e"/>
    </style:style>
    <style:style style:name="P7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8" style:family="paragraph" style:parent-style-name="Standard">
      <style:paragraph-properties fo:line-height="150%"/>
      <style:text-properties style:font-name="Ubuntu" officeooo:rsid="002155c2" officeooo:paragraph-rsid="002155c2"/>
    </style:style>
    <style:style style:name="P9" style:family="paragraph" style:parent-style-name="Standard">
      <style:paragraph-properties fo:line-height="150%"/>
      <style:text-properties style:font-name="Ubuntu" officeooo:rsid="002155c2" officeooo:paragraph-rsid="002155c2" fo:background-color="#eeeeee"/>
    </style:style>
    <style:style style:name="P10" style:family="paragraph" style:parent-style-name="Standard">
      <style:paragraph-properties fo:line-height="150%"/>
      <style:text-properties style:font-name="Ubuntu"/>
    </style:style>
    <style:style style:name="P11" style:family="paragraph" style:parent-style-name="Standard">
      <style:paragraph-properties fo:line-height="150%"/>
      <style:text-properties style:font-name="Ubuntu" officeooo:rsid="002217de" officeooo:paragraph-rsid="002217de"/>
    </style:style>
    <style:style style:name="P12" style:family="paragraph" style:parent-style-name="Standard">
      <style:paragraph-properties fo:line-height="150%"/>
      <style:text-properties style:font-name="Ubuntu" officeooo:rsid="002217de" officeooo:paragraph-rsid="002217de" fo:background-color="#eeeeee"/>
    </style:style>
    <style:style style:name="P13" style:family="paragraph" style:parent-style-name="Standard">
      <style:paragraph-properties fo:line-height="150%"/>
      <style:text-properties style:font-name="Ubuntu" officeooo:rsid="0018bfb2" officeooo:paragraph-rsid="0018bfb2"/>
    </style:style>
    <style:style style:name="P14" style:family="paragraph" style:parent-style-name="Standard">
      <style:paragraph-properties fo:line-height="150%"/>
      <style:text-properties style:font-name="Ubuntu" officeooo:rsid="00227506" officeooo:paragraph-rsid="00227506" fo:background-color="#eeeeee"/>
    </style:style>
    <style:style style:name="P15" style:family="paragraph" style:parent-style-name="Standard">
      <style:paragraph-properties fo:line-height="150%"/>
      <style:text-properties style:font-name="Ubuntu" officeooo:rsid="0022a34f" officeooo:paragraph-rsid="0022a34f"/>
    </style:style>
    <style:style style:name="P16" style:family="paragraph" style:parent-style-name="Standard">
      <style:paragraph-properties fo:line-height="150%"/>
      <style:text-properties style:font-name="Ubuntu" officeooo:rsid="001d33c3" officeooo:paragraph-rsid="0022a34f" fo:background-color="#eeeeee"/>
    </style:style>
    <style:style style:name="P17" style:family="paragraph" style:parent-style-name="Standard">
      <style:paragraph-properties fo:line-height="150%"/>
      <style:text-properties style:font-name="Ubuntu" officeooo:rsid="00252db3" officeooo:paragraph-rsid="00252db3"/>
    </style:style>
    <style:style style:name="P18" style:family="paragraph" style:parent-style-name="Standard">
      <style:paragraph-properties fo:line-height="150%"/>
      <style:text-properties style:font-name="Ubuntu" officeooo:rsid="00252db3" officeooo:paragraph-rsid="00252db3" fo:background-color="#eeeeee"/>
    </style:style>
    <style:style style:name="P19" style:family="paragraph" style:parent-style-name="Standard">
      <style:paragraph-properties fo:line-height="150%"/>
      <style:text-properties style:font-name="Ubuntu" officeooo:rsid="00264f76" officeooo:paragraph-rsid="00264f76"/>
    </style:style>
    <style:style style:name="P20" style:family="paragraph" style:parent-style-name="Standard">
      <style:paragraph-properties fo:line-height="150%"/>
      <style:text-properties style:font-name="Ubuntu" officeooo:rsid="00252db3" officeooo:paragraph-rsid="00264f76" fo:background-color="#eeeeee"/>
    </style:style>
    <style:style style:name="P21" style:family="paragraph" style:parent-style-name="Standard">
      <style:paragraph-properties fo:line-height="150%"/>
      <style:text-properties style:font-name="Ubuntu" officeooo:rsid="002804a2" officeooo:paragraph-rsid="002804a2"/>
    </style:style>
    <style:style style:name="P22" style:family="paragraph" style:parent-style-name="Standard">
      <style:paragraph-properties fo:line-height="150%"/>
      <style:text-properties style:font-name="Ubuntu" officeooo:rsid="002804a2" officeooo:paragraph-rsid="002804a2" fo:background-color="#eeeeee"/>
    </style:style>
    <style:style style:name="P23" style:family="paragraph" style:parent-style-name="Standard">
      <style:paragraph-properties fo:line-height="150%"/>
      <style:text-properties style:font-name="Ubuntu" officeooo:rsid="0028abd8" officeooo:paragraph-rsid="0028abd8"/>
    </style:style>
    <style:style style:name="P24" style:family="paragraph" style:parent-style-name="Standard">
      <style:paragraph-properties fo:line-height="150%"/>
      <style:text-properties style:font-name="Ubuntu" officeooo:rsid="0028abd8" officeooo:paragraph-rsid="0028abd8" fo:background-color="#eeeeee"/>
    </style:style>
    <style:style style:name="P25" style:family="paragraph" style:parent-style-name="Standard">
      <style:paragraph-properties fo:line-height="150%"/>
      <style:text-properties style:font-name="Ubuntu" officeooo:rsid="00292ecf" officeooo:paragraph-rsid="00292ecf"/>
    </style:style>
    <style:style style:name="P26" style:family="paragraph" style:parent-style-name="Standard">
      <style:paragraph-properties fo:line-height="150%"/>
      <style:text-properties style:font-name="Ubuntu" officeooo:rsid="00292ecf" officeooo:paragraph-rsid="00292ecf" fo:background-color="#eeeeee"/>
    </style:style>
    <style:style style:name="P27" style:family="paragraph" style:parent-style-name="Standard">
      <style:paragraph-properties fo:line-height="150%"/>
      <style:text-properties style:font-name="Ubuntu" officeooo:rsid="002b0da3" officeooo:paragraph-rsid="002b0da3"/>
    </style:style>
    <style:style style:name="P28" style:family="paragraph" style:parent-style-name="Standard">
      <style:paragraph-properties fo:line-height="150%"/>
      <style:text-properties style:font-name="Ubuntu" officeooo:rsid="0028abd8" officeooo:paragraph-rsid="002b0da3" fo:background-color="#eeeeee"/>
    </style:style>
    <style:style style:name="P29" style:family="paragraph" style:parent-style-name="Standard">
      <style:paragraph-properties fo:line-height="150%"/>
      <style:text-properties style:font-name="Ubuntu" officeooo:rsid="002b0da3" officeooo:paragraph-rsid="002b0da3" fo:background-color="#eeeeee"/>
    </style:style>
    <style:style style:name="P30" style:family="paragraph" style:parent-style-name="Standard">
      <style:paragraph-properties fo:line-height="150%"/>
      <style:text-properties style:font-name="Ubuntu" officeooo:rsid="002b6b6e" officeooo:paragraph-rsid="002b6b6e"/>
    </style:style>
    <style:style style:name="P31" style:family="paragraph" style:parent-style-name="Standard">
      <style:paragraph-properties fo:line-height="150%"/>
      <style:text-properties style:font-name="Ubuntu" officeooo:rsid="002b6b6e" officeooo:paragraph-rsid="002b6b6e" fo:background-color="#eeeeee"/>
    </style:style>
    <style:style style:name="P32" style:family="paragraph" style:parent-style-name="Standard">
      <style:paragraph-properties fo:line-height="150%"/>
      <style:text-properties style:font-name="Ubuntu" officeooo:rsid="002cbafe" officeooo:paragraph-rsid="002cbafe"/>
    </style:style>
    <style:style style:name="P33" style:family="paragraph" style:parent-style-name="Standard">
      <style:paragraph-properties fo:line-height="150%"/>
      <style:text-properties style:font-name="Ubuntu" officeooo:rsid="002cbafe" officeooo:paragraph-rsid="002cbafe" fo:background-color="#eeeeee"/>
    </style:style>
    <style:style style:name="P34" style:family="paragraph" style:parent-style-name="Standard">
      <style:paragraph-properties fo:line-height="150%"/>
      <style:text-properties style:font-name="Ubuntu" officeooo:rsid="002e70f4" officeooo:paragraph-rsid="002e70f4" fo:background-color="#eeeeee"/>
    </style:style>
    <style:style style:name="P35" style:family="paragraph" style:parent-style-name="Standard">
      <style:paragraph-properties fo:line-height="150%"/>
      <style:text-properties style:font-name="Ubuntu" officeooo:rsid="00327c93" officeooo:paragraph-rsid="00327c93"/>
    </style:style>
    <style:style style:name="P36" style:family="paragraph" style:parent-style-name="Standard">
      <style:paragraph-properties fo:line-height="150%"/>
      <style:text-properties style:font-name="Ubuntu" officeooo:rsid="00327c93" officeooo:paragraph-rsid="00327c93" fo:background-color="#eeeeee"/>
    </style:style>
    <style:style style:name="P37" style:family="paragraph" style:parent-style-name="Standard">
      <style:paragraph-properties fo:line-height="150%"/>
      <style:text-properties style:font-name="Ubuntu" officeooo:rsid="002e70f4" officeooo:paragraph-rsid="002e70f4"/>
    </style:style>
    <style:style style:name="P38" style:family="paragraph" style:parent-style-name="Standard">
      <style:paragraph-properties fo:line-height="150%"/>
      <style:text-properties style:font-name="Ubuntu" fo:background-color="#eeeeee"/>
    </style:style>
    <style:style style:name="P39" style:family="paragraph" style:parent-style-name="Standard">
      <style:paragraph-properties fo:line-height="150%"/>
      <style:text-properties style:font-name="Ubuntu" officeooo:rsid="002e70f4" officeooo:paragraph-rsid="002f7b66" fo:background-color="#eeeeee"/>
    </style:style>
    <style:style style:name="P40" style:family="paragraph" style:parent-style-name="Standard">
      <style:paragraph-properties fo:line-height="150%"/>
      <style:text-properties style:font-name="Ubuntu" officeooo:rsid="002f7b66" officeooo:paragraph-rsid="002f7b66" fo:background-color="#eeeeee"/>
    </style:style>
    <style:style style:name="P41" style:family="paragraph" style:parent-style-name="Standard">
      <style:paragraph-properties fo:line-height="150%"/>
      <style:text-properties style:font-name="Ubuntu" officeooo:rsid="00309e1b" officeooo:paragraph-rsid="00309e1b"/>
    </style:style>
    <style:style style:name="P42" style:family="paragraph" style:parent-style-name="Standard">
      <style:paragraph-properties fo:line-height="150%"/>
      <style:text-properties style:font-name="Ubuntu" officeooo:rsid="002e70f4" officeooo:paragraph-rsid="00309e1b" fo:background-color="#eeeeee"/>
    </style:style>
    <style:style style:name="P43" style:family="paragraph" style:parent-style-name="Standard">
      <style:paragraph-properties fo:line-height="150%"/>
      <style:text-properties style:font-name="Ubuntu" officeooo:paragraph-rsid="00309e1b"/>
    </style:style>
    <style:style style:name="P44" style:family="paragraph" style:parent-style-name="Standard">
      <style:paragraph-properties fo:line-height="150%"/>
      <style:text-properties style:font-name="Ubuntu" officeooo:rsid="003164ef" officeooo:paragraph-rsid="003164ef"/>
    </style:style>
    <style:style style:name="P45" style:family="paragraph" style:parent-style-name="Standard">
      <style:paragraph-properties fo:line-height="150%"/>
      <style:text-properties style:font-name="Ubuntu" officeooo:rsid="003164ef" officeooo:paragraph-rsid="003164ef" fo:background-color="#eeeeee"/>
    </style:style>
    <style:style style:name="P46" style:family="paragraph" style:parent-style-name="Standard">
      <style:paragraph-properties fo:line-height="150%"/>
      <style:text-properties style:font-name="Ubuntu" officeooo:rsid="0035f565" officeooo:paragraph-rsid="0035f565"/>
    </style:style>
    <style:style style:name="P47" style:family="paragraph" style:parent-style-name="Standard">
      <style:paragraph-properties fo:line-height="150%"/>
      <style:text-properties style:font-name="Ubuntu" fo:font-weight="bold" officeooo:rsid="0035f565" officeooo:paragraph-rsid="0035f565" style:font-weight-asian="bold" style:font-weight-complex="bold"/>
    </style:style>
    <style:style style:name="P48" style:family="paragraph" style:parent-style-name="Standard">
      <style:paragraph-properties fo:line-height="150%"/>
      <style:text-properties style:font-name="Ubuntu" officeooo:rsid="0035f565" officeooo:paragraph-rsid="0035f565" fo:background-color="#eeeeee"/>
    </style:style>
    <style:style style:name="P49" style:family="paragraph" style:parent-style-name="Standard">
      <style:paragraph-properties fo:line-height="150%"/>
      <style:text-properties style:font-name="Ubuntu" officeooo:rsid="0036a5bf" officeooo:paragraph-rsid="0036a5b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217de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264f76"/>
    </style:style>
    <style:style style:name="T5" style:family="text">
      <style:text-properties officeooo:rsid="002f7b66"/>
    </style:style>
    <style:style style:name="T6" style:family="text">
      <style:text-properties officeooo:rsid="00309e1b"/>
    </style:style>
    <style:style style:name="T7" style:family="text">
      <style:text-properties fo:color="#ffffff" loext:opacity="100%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Tipos Básicos</text:h>
      <text:p text:style-name="P2">Os tipos são: string, number, boolean, any, unknown, null, undefined, void, never, type[], [type1, type2] e {}.</text:p>
      <text:p text:style-name="P3"/>
      <text:p text:style-name="P2">Para definir um tipo é preciso colocar dois pontos + tipo:</text:p>
      <text:p text:style-name="P4">Variáveis</text:p>
      <text:p text:style-name="P5">const name: string = ‘rafa’ </text:p>
      <text:p text:style-name="P4">Funções</text:p>
      <text:p text:style-name="P5">const sum = (x:number, y:number): number =&gt; {}</text:p>
      <text:p text:style-name="P6"/>
      <text:p text:style-name="P2">O typescript possui tipagem estática, por isso é preciso declarar o tipo da variável e o valor dela é imutável, ou seja, não pode ser alterado.</text:p>
      <text:p text:style-name="P3"/>
      <text:p text:style-name="P2">Para definir uma lista com um tipo especifico é preciso colocar dois pontos, o tipo e os colchetes:</text:p>
      <text:p text:style-name="P5">const numList: number[] = [1, 2] </text:p>
      <text:h text:style-name="P7" text:outline-level="2">Tupla</text:h>
      <text:p text:style-name="P8">São listas com tipos específicos em cada posição (não é muito utilizado):</text:p>
      <text:p text:style-name="P9">const NameAge: [string, number] = [‘rafa’, 21] </text:p>
      <text:p text:style-name="P10"/>
      <text:p text:style-name="P8"><text:span text:style-name="T1">Lista de tuplas -</text:span> Quando uma lista contem tuplas como itens:</text:p>
      <text:p text:style-name="P9">const nameAgeList: [string, number][] = [[‘rafa’, 21], [‘<text:span text:style-name="T2">ana</text:span>’, 24]] </text:p>
      <text:h text:style-name="P7" text:outline-level="2">Intersections</text:h>
      <text:p text:style-name="P11">Quando uma variável possui dois ou mais tipos, ou seja, a variável pode receber mais de um tipo de valor. Não é muito usado, ao invés de intersections é melhor fazer duas ou mais variáveis contendo os tipos:</text:p>
      <text:p text:style-name="P12">const result: string | number | boolean = 3 </text:p>
      <text:p text:style-name="P13"/>
      <text:h text:style-name="P7" text:outline-level="2"><text:soft-page-break/>Enum</text:h>
      <text:p text:style-name="P11">É quando um valor é atribuído a outro valor, ou seja, a variável direciona para outro valor. Permite dar significado para um valor, não deixando ele perdido sem saber para que serve ou para onde vai:</text:p>
      <text:p text:style-name="P12">enum Direction { </text:p>
      <text:p text:style-name="P12"><text:s text:c="3"/>Up = 1, </text:p>
      <text:p text:style-name="P12"><text:s text:c="3"/>Down = -1 </text:p>
      <text:p text:style-name="P12">} </text:p>
      <text:p text:style-name="P14">console.log(Direction.Up) </text:p>
      <text:h text:style-name="P7" text:outline-level="2">Type Assertions</text:h>
      <text:p text:style-name="P15">Quando é preciso mudar o tipo de uma variável. É usado para que uma variável tenha o mesmo valor que outra variável só que com o tipo diferente. <text:s/>Existem duas formas de fazê-lo:</text:p>
      <text:p text:style-name="P16">const productName: any = 'Boné' </text:p>
      <text:p text:style-name="P16"/>
      <text:p text:style-name="P16">let itemId1 = productName as string </text:p>
      <text:p text:style-name="P16">let itemId2 = &lt;string&gt; productName </text:p>
      <text:h text:style-name="P7" text:outline-level="2">Funções</text:h>
      <text:p text:style-name="P17">O typescript reconhece o tipo do valor que a função vai retornar, por isso a variável recebe o tipo do valor que a função tá retornando</text:p>
      <text:p text:style-name="P17"/>
      <text:p text:style-name="P18">const sum = (x:number, y:number) =&gt; {return x + y} </text:p>
      <text:p text:style-name="P10"/>
      <text:p text:style-name="P17">É possível manipular o tipo que a função vai retornar:</text:p>
      <text:p text:style-name="P18">const sum2 = (x: number, y: number): string =&gt; {</text:p>
      <text:p text:style-name="P18"><text:span text:style-name="T3"><text:s text:c="3"/></text:span>return (x + y).toString()</text:p>
      <text:p text:style-name="P18">}</text:p>
      <text:p text:style-name="P10"/>
      <text:p text:style-name="P19">É possível usar intersections no tipo do retorno da função:</text:p>
      <text:p text:style-name="P20">const sum2 = (x: number, y: number): string <text:span text:style-name="T4">| number</text:span> =&gt; {</text:p>
      <text:p text:style-name="P20">return (x + y).toString()}</text:p>
      <text:h text:style-name="P7" text:outline-level="2"><text:soft-page-break/>Void</text:h>
      <text:p text:style-name="P21">Uma função void é uma função que não retorna nada, que não terá nenhum return</text:p>
      <text:p text:style-name="P22">const log = (message: string): void =&gt; { </text:p>
      <text:p text:style-name="P22"><text:s text:c="4"/>console.log(message) </text:p>
      <text:p text:style-name="P22">} </text:p>
      <text:h text:style-name="P7" text:outline-level="2">Objetos</text:h>
      <text:p text:style-name="P23">A forma de declarar um objeto no typescript é utilizando o type, que é basicamente um objeto. É possível definir quais os tipos as propriedades do objeto terá assim como uma variável.</text:p>
      <text:p text:style-name="P23"/>
      <text:p text:style-name="P24">Type Order = { </text:p>
      <text:p text:style-name="P24"><text:s text:c="3"/>productId: string, </text:p>
      <text:p text:style-name="P24"><text:s text:c="3"/>price: number </text:p>
      <text:p text:style-name="P24">} </text:p>
      <text:p text:style-name="P23"/>
      <text:p text:style-name="P23">É possível deixar uma propriedade como opcional, tem que colocar um ponto de interrogação do lado</text:p>
      <text:p text:style-name="P24">Type Order = { </text:p>
      <text:p text:style-name="P24"><text:s text:c="3"/>productId?: string, </text:p>
      <text:p text:style-name="P24"><text:s text:c="3"/>price?: number </text:p>
      <text:p text:style-name="P24">} </text:p>
      <text:p text:style-name="P10"/>
      <text:p text:style-name="P23">É possível definir uma lista que recebe um objeto:</text:p>
      <text:p text:style-name="P24">Type Order = { </text:p>
      <text:p text:style-name="P24"><text:s text:c="3"/>productId?: string, </text:p>
      <text:p text:style-name="P24"><text:s text:c="3"/>price?: number </text:p>
      <text:p text:style-name="P24">} </text:p>
      <text:p text:style-name="P24">type User = {firstName?: string, orders: Order[]} </text:p>
      <text:p text:style-name="P24">const user: User = {firstName: ‘rafa’, orders: [{productId: ‘1’, price: 10}]} </text:p>
      <text:p text:style-name="P10"/>
      <text:p text:style-name="P10"/>
      <text:p text:style-name="P25"><text:soft-page-break/>Para utilizar a propriedade opcional de um objeto como valor de uma função a propriedade da função precisa ser obrigatoriamente opcional, ou seja, se o valor da função é uma propriedade opcional de um objeto, a propriedade da função também precisa ser opcional:</text:p>
      <text:p text:style-name="P26">const print = (funcValue: string) =&gt; {} </text:p>
      <text:p text:style-name="P26">print(user.firstName) </text:p>
      <text:p text:style-name="P10"/>
      <text:p text:style-name="P25">Para negar essa obrigatoriedade basta colocar um ponto de exclamação:</text:p>
      <text:p text:style-name="P26">print(user.firstName!) </text:p>
      <text:h text:style-name="P7" text:outline-level="2">Unions</text:h>
      <text:p text:style-name="P27">Junta dois ou mais objetos, permitindo que uma variável tenha todas as propriedades deles</text:p>
      <text:p text:style-name="P28">type User = {firstName?: string} </text:p>
      <text:p text:style-name="P29">type Author = {books: string[]} </text:p>
      <text:p text:style-name="P29">const person: User &amp; Author = {firstName: ‘rafa’, books: [‘Harry’]} </text:p>
      <text:h text:style-name="P7" text:outline-level="2">Interfaces</text:h>
      <text:p text:style-name="P30">É a mesma coisa que o type, mas é mais usada</text:p>
      <text:p text:style-name="P31">interface User {firstName: string} </text:p>
      <text:p text:style-name="P10"/>
      <text:p text:style-name="P30">É possível deixar a propriedade apenas leitura, não permitindo a alteração</text:p>
      <text:p text:style-name="P31">interface User {readonly firstName: string}</text:p>
      <text:p text:style-name="P31">const user: User = {firstName: ‘rafa’} </text:p>
      <text:p text:style-name="P10"/>
      <text:p text:style-name="P32">É possível utilizar Unios com interface:</text:p>
      <text:p text:style-name="P33">const newUser: User &amp; AnotherUser = {} </text:p>
      <text:p text:style-name="P10"/>
      <text:p text:style-name="P32">O type consegue assinalar um intersection a um type, ou seja, utilizar um type como intersection, com o interface não é possível fazê-lo:</text:p>
      <text:p text:style-name="P33">type Grade = number | string </text:p>
      <text:p text:style-name="P33">const grade: Grade = 1 </text:p>
      <text:p text:style-name="P10"/>
      <text:p text:style-name="P32"><text:soft-page-break/>Com o interface é possível definir quais parâmetros uma família de funções pode receber e quais valores ela pode retornar:</text:p>
      <text:p text:style-name="P33">interface MathFunc { </text:p>
      <text:p text:style-name="P33"><text:s text:c="3"/>(x: number, y: number): number </text:p>
      <text:p text:style-name="P33">} </text:p>
      <text:p text:style-name="P33">const sum: MathFunc = (x: number, y: number): number =&gt; {return x + y} </text:p>
      <text:p text:style-name="P10"/>
      <text:p text:style-name="P32">É possível definir que uma propriedade será uma função:</text:p>
      <text:p text:style-name="P33">type UserData = { </text:p>
      <text:p text:style-name="P33"><text:s text:c="4"/>register(): string </text:p>
      <text:p text:style-name="P33">} </text:p>
      <text:p text:style-name="P33">const userData: UserData ={register() {return}} </text:p>
      <text:p text:style-name="P10"/>
      <text:p text:style-name="P32">Com interface:</text:p>
      <text:p text:style-name="P33">interface UserData = { </text:p>
      <text:p text:style-name="P33"><text:s text:c="4"/>register(): string </text:p>
      <text:p text:style-name="P33">} </text:p>
      <text:p text:style-name="P33">const userData: UserData ={register() {return}} </text:p>
      <text:h text:style-name="P7" text:outline-level="2">Classes</text:h>
      <text:p text:style-name="P34">class Person {</text:p>
      <text:p text:style-name="P34"><text:span text:style-name="T3"><text:s text:c="3"/></text:span>id: number</text:p>
      <text:p text:style-name="P34"><text:span text:style-name="T3"><text:s text:c="3"/></text:span>name: string</text:p>
      <text:p text:style-name="P34"/>
      <text:p text:style-name="P34"><text:span text:style-name="T3"><text:s text:c="3"/></text:span>constructor(id: number, name: string) {</text:p>
      <text:p text:style-name="P34"><text:span text:style-name="T3"><text:s text:c="6"/></text:span>this.id = id</text:p>
      <text:p text:style-name="P34"><text:span text:style-name="T3"><text:s text:c="6"/></text:span>this.name = name</text:p>
      <text:p text:style-name="P34"><text:span text:style-name="T3"><text:s text:c="3"/></text:span>}</text:p>
      <text:p text:style-name="P34"/>
      <text:p text:style-name="P34"><text:span text:style-name="T3"><text:s text:c="3"/></text:span>sayMyName(): string {return this.name}</text:p>
      <text:p text:style-name="P34">}</text:p>
      <text:p text:style-name="P10"/>
      <text:p text:style-name="P34">const newPerson = new Person(1, ‘rafa’) </text:p>
      <text:p text:style-name="P10"/>
      <text:h text:style-name="P7" text:outline-level="2"><text:soft-page-break/>Melhor Declaração de Classes</text:h>
      <text:p text:style-name="P35">Quando é preciso definir o valor e já atribuir esse valor ao this, é possível colocar dentro dos parênteses do constructor as propriedades da classe</text:p>
      <text:p text:style-name="P36">class PersonRefact { </text:p>
      <text:p text:style-name="P36"><text:span text:style-name="T3"><text:s text:c="4"/></text:span>constructor(id: number, name: string, age: number) {} </text:p>
      <text:p text:style-name="P36">} </text:p>
      <text:p text:style-name="P10"/>
      <text:p text:style-name="P37">É possível usar interface com classe, permitindo definir em uma interface o que será recebido no this. Para definir uma interface de uma classe é preciso colocar o I antes da interface</text:p>
      <text:p text:style-name="P34">interface IPerson {id: number, name: string, <text:span text:style-name="T5">sayMyName(): string</text:span>} </text:p>
      <text:p text:style-name="P38"/>
      <text:p text:style-name="P39">class <text:span text:style-name="T5">Person implements IPerson { </text:span></text:p>
      <text:p text:style-name="P40"><text:span text:style-name="T3"><text:s text:c="3"/></text:span>id: number, name: string </text:p>
      <text:p text:style-name="P40"><text:span text:style-name="T3"><text:s text:c="3"/></text:span>constructor(id: number, name: string) {this.id = id, this.name = name} </text:p>
      <text:p text:style-name="P40"><text:span text:style-name="T3"><text:s text:c="3"/></text:span>sayMyName(): string {return this.name} </text:p>
      <text:p text:style-name="P40">} </text:p>
      <text:p text:style-name="P40">const newPerson <text:s/>= new Person(1, ‘rafa’) </text:p>
      <text:h text:style-name="P7" text:outline-level="2">Modificadores de classes</text:h>
      <text:p text:style-name="P41"><text:span text:style-name="T1">readonly:</text:span> não permite alteração, normalmente é deixado tudo em readonly.</text:p>
      <text:p text:style-name="P41"><text:span text:style-name="T1">protected:</text:span> Faz com que a variável só consiga ser acessada dentro da sua classe ou dentro da sua subclasse. Não é possível defini-lo na interface.</text:p>
      <text:p text:style-name="P41"><text:span text:style-name="T1">private:</text:span> Só permite ser acessada dentro da classe em que esta, também não é possível declará-la na interface.</text:p>
      <text:p text:style-name="P10"/>
      <text:p text:style-name="P42">class Person { </text:p>
      <text:p text:style-name="P42"><text:span text:style-name="T3"><text:s text:c="3"/></text:span><text:span text:style-name="T6">readonly </text:span>id: number </text:p>
      <text:p text:style-name="P42"><text:span text:style-name="T3"><text:s text:c="3"/></text:span><text:span text:style-name="T6">protected </text:span>name: string </text:p>
      <text:p text:style-name="P42"><text:span text:style-name="T3"><text:s text:c="3"/></text:span><text:span text:style-name="T6">private age: number </text:span></text:p>
      <text:p text:style-name="P42"/>
      <text:p text:style-name="P42"><text:span text:style-name="T3"><text:s text:c="3"/></text:span>constructor(id: number, name: string, <text:span text:style-name="T6">age: number</text:span>) { </text:p>
      <text:p text:style-name="P42"><text:span text:style-name="T3"><text:s text:c="6"/></text:span>this.id = id</text:p>
      <text:p text:style-name="P42"><text:soft-page-break/><text:span text:style-name="T3"><text:s text:c="6"/></text:span>this.name = name</text:p>
      <text:p text:style-name="P42"><text:span text:style-name="T3"><text:s text:c="6"/></text:span><text:span text:style-name="T6">this.age = age</text:span></text:p>
      <text:p text:style-name="P42"><text:span text:style-name="T3"><text:s text:c="3"/></text:span>} </text:p>
      <text:p text:style-name="P42"/>
      <text:p text:style-name="P42"><text:span text:style-name="T3"><text:s text:c="3"/></text:span>sayMyName(): string {return this.name} </text:p>
      <text:p text:style-name="P42">} </text:p>
      <text:p text:style-name="P43"/>
      <text:p text:style-name="P42">const newPerson = new Person(1, ‘rafa’, <text:span text:style-name="T6">21</text:span>) </text:p>
      <text:h text:style-name="P7" text:outline-level="2">subclasses</text:h>
      <text:p text:style-name="P44">Para definir uma subclasse é usado o extends</text:p>
      <text:p text:style-name="P10"/>
      <text:p text:style-name="P45">class Child extends Person { </text:p>
      <text:p text:style-name="P45"><text:s text:c="3"/>constructor(id: number, name: string, age: number) {super(id, name, age)} </text:p>
      <text:p text:style-name="P45"><text:s text:c="3"/>whoAmI() {return this.name} </text:p>
      <text:p text:style-name="P45">} </text:p>
      <text:h text:style-name="P7" text:outline-level="2">Generics</text:h>
      <text:p text:style-name="P46">Permite passar tipos como parâmetros, deixando a tipagem de funções e variáveis dinâmicas, por convenção o nome do generic é T, mas pode ser qualquer um: &lt;T&gt;</text:p>
      <text:p text:style-name="P46"/>
      <text:p text:style-name="P47">Função:</text:p>
      <text:p text:style-name="P48">function getFirstValueFromArray&lt;T&gt;(array: T[]) { </text:p>
      <text:p text:style-name="P48"><text:span text:style-name="T3"><text:s text:c="3"/></text:span>return array[0] </text:p>
      <text:p text:style-name="P48">} </text:p>
      <text:p text:style-name="P48">const list = getFirstValueFromArray&lt;string&gt;([‘oi’]) </text:p>
      <text:p text:style-name="P46"/>
      <text:p text:style-name="P47">Função Arrow:</text:p>
      <text:p text:style-name="P48">const returnValue = &lt;T&gt; (value: T): T =&gt; value </text:p>
      <text:p text:style-name="P48">const message = returnValue&lt;string&gt;(‘Oi’) </text:p>
      <text:p text:style-name="P48">const counter = returnValue&lt;number&gt;(5) </text:p>
      <text:p text:style-name="P46"/>
      <text:p text:style-name="P46"><text:soft-page-break/><text:span text:style-name="T1">Vários Generics:</text:span> </text:p>
      <text:p text:style-name="P48">const returnValue = &lt;T, X, Z&gt; (Value: T): T =&gt; value</text:p>
      <text:p text:style-name="P48">const message = returnValue&lt;string, boolean, number&gt;(true)</text:p>
      <text:p text:style-name="P44"/>
      <text:p text:style-name="P46"><text:span text:style-name="T1">Com classes:</text:span> </text:p>
      <text:p text:style-name="P48">class GenericNumber&lt;T&gt; {</text:p>
      <text:p text:style-name="P48"><text:span text:style-name="T3"><text:s text:c="4"/></text:span>zeroValue: T</text:p>
      <text:p text:style-name="P48"><text:span text:style-name="T7"><text:s text:c="4"/></text:span>sum: (x: T, y: T) =&gt; T</text:p>
      <text:p text:style-name="P48"/>
      <text:p text:style-name="P48"><text:span text:style-name="T7"><text:s text:c="4"/></text:span>constructor(zeroValue: T, sum: (x: T, y: T) =&gt; T) {</text:p>
      <text:p text:style-name="P48"><text:span text:style-name="T3"><text:s text:c="8"/></text:span>this.zeroValue = zeroValue</text:p>
      <text:p text:style-name="P48"><text:span text:style-name="T3"><text:s text:c="8"/></text:span>this.sum = sum</text:p>
      <text:p text:style-name="P48"><text:span text:style-name="T3"><text:s text:c="4"/></text:span>}</text:p>
      <text:p text:style-name="P48">}</text:p>
      <text:p text:style-name="P48"/>
      <text:p text:style-name="P48">const myGenericNumber = new GenericNumber&lt;number&gt;(0, (x: number, y: number) =&gt; {</text:p>
      <text:p text:style-name="P48"><text:span text:style-name="T3"><text:s text:c="4"/></text:span>return x + y</text:p>
      <text:p text:style-name="P48">})</text:p>
      <text:h text:style-name="P7" text:outline-level="2">promises</text:h>
      <text:p text:style-name="P46">Para declarar que uma função retornará uma promise é preciso usar generics</text:p>
      <text:p text:style-name="P48">const returnPromise = async (): Promise&lt;number&gt; =&gt; {</text:p>
      <text:p text:style-name="P48"><text:span text:style-name="T3"><text:s text:c="4"/></text:span>return 5</text:p>
      <text:p text:style-name="P48">}</text:p>
      <text:h text:style-name="P7" text:outline-level="2">React e typescript</text:h>
      <text:p text:style-name="P49">Com o typescript é possível tipar props utilizando o FunctionComponent.</text:p>
      <text:p text:style-name="P49"/>
      <text:p text:style-name="P49">Para definir um children é preciso utilizar o ReactNode que é uma interface já definida, é um elemento do react.</text:p>
      <text:p text:style-name="P49"/>
      <text:p text:style-name="P49"/>
      <text:p text:style-name="P49"><text:soft-page-break/>Button.tsx</text:p>
      <text:p text:style-name="P49"/>
      <text:p text:style-name="P49">import { FunctionComponent, ReactNode } from 'react'</text:p>
      <text:p text:style-name="P49"/>
      <text:p text:style-name="P49">interface ButtonProps {</text:p>
      <text:p text:style-name="P49"><text:s text:c="2"/>text: string</text:p>
      <text:p text:style-name="P49"><text:s text:c="2"/>onClick?: () =&gt; {}</text:p>
      <text:p text:style-name="P49"><text:s text:c="2"/>children?: ReactNode</text:p>
      <text:p text:style-name="P49">}</text:p>
      <text:p text:style-name="P49"/>
      <text:p text:style-name="P49">const Button: FunctionComponent&lt;ButtonProps&gt; = ({ text, onClick }) =&gt; {</text:p>
      <text:p text:style-name="P49"><text:s text:c="3"/>return &lt;div onClick={onClick}&gt;{text}&lt;div&gt;</text:p>
      <text:p text:style-name="P49">}</text:p>
      <text:p text:style-name="P49"/>
      <text:p text:style-name="P49">export default Button</text:p>
      <text:p text:style-name="P49"/>
      <text:p text:style-name="P49">&lt;Button text='teste'/&gt;</text:p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1:50:32.831095500</meta:creation-date>
    <dc:date>2025-09-26T20:23:21.233991600</dc:date>
    <meta:editing-duration>PT2H18M12S</meta:editing-duration>
    <meta:editing-cycles>21</meta:editing-cycles>
    <meta:generator>LibreOffice/25.2.5.2$Windows_X86_64 LibreOffice_project/03d19516eb2e1dd5d4ccd751a0d6f35f35e08022</meta:generator>
    <meta:document-statistic meta:table-count="0" meta:image-count="0" meta:object-count="0" meta:page-count="9" meta:paragraph-count="191" meta:word-count="1246" meta:character-count="7834" meta:non-whitespace-character-count="6514"/>
  </office:meta>
</office:document-meta>
</file>